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family="paragraph" style:master-page-name="rststyle-pagedefault" style:name="P1003" style:parent-style-name="rststyle-title"/>
  </office:automatic-styles>
  <office:body>
    <office:text>
      <text:p text:style-name="P1003">man page for test</text:p>
      <text:section text:name="Section1" text:style-name="Sect1"><text:p text:style-name="rststyle-textbody"><text:span text:style-name="rststyle-strong">Author:</text:span></text:p><text:p text:style-name="rststyle-blockindent">Leander Jedamus</text:p><text:p text:style-name="rststyle-textbody"><text:span text:style-name="rststyle-strong">Contact:</text:span></text:p><text:p text:style-name="rststyle-blockindent">ljedamus@gmail.com</text:p><text:p text:style-name="rststyle-textbody"><text:span text:style-name="rststyle-strong">Revision:</text:span>1.0</text:p>1.0<text:p text:style-name="rststyle-textbody"><text:span text:style-name="rststyle-strong">Date:</text:span>27.11.2012 08:07:00 +0100 (Die, 27.Nov.2012)</text:p>27.11.2012 08:07:00 +0100 (Die, 27.Nov.2012)<text:p text:style-name="rststyle-textbody"><text:span text:style-name="rststyle-strong">Copyright:</text:span></text:p><text:p text:style-name="rststyle-blockindent">2012 Leander Jedamus.</text:p></text:section>
      <text:p text:style-name="rststyle-textbody">This is some example text.</text:p>
      <text:section text:name="Section2" text:style-name="Sect1">
        <text:h text:outline-level="1" text:style-name="rststyle-heading1">Module information</text:h>
        <text:p text:style-name="rststyle-blockquote">Here comes the text for module information.
See References (&lt;-- this is a link).
<text:span text:style-name="rststyle-emphasis">hervorgehoben</text:span>, <text:span text:style-name="rststyle-strong">besonders hervorgehoben</text:span>. Phrase reference
Siehe rst.</text:p>
        <text:p text:style-name="rststyle-textbody">Hier kommen zwei nicht nummerierte Listen:</text:p>
        <text:list text:style-name="rststyle-bulletlist">
          <text:list-item>
            <text:p text:style-name="rststyle-bulletitem">text1</text:p>
          </text:list-item>
          <text:list-item>
            <text:p text:style-name="rststyle-bulletitem">text2</text:p>
          </text:list-item>
          <text:list-item>
            <text:p text:style-name="rststyle-bulletitem">text3</text:p>
          </text:list-item>
        </text:list>
        <text:list text:style-name="rststyle-bulletlist">
          <text:list-item>
            <text:p text:style-name="rststyle-bulletitem">item1</text:p>
          </text:list-item>
          <text:list-item>
            <text:p text:style-name="rststyle-bulletitem">item2</text:p>
          </text:list-item>
          <text:list-item>
            <text:p text:style-name="rststyle-bulletitem">item3</text:p>
          </text:list-item>
        </text:list>
        <text:list text:style-name="rststyle-enumlist-arabic">
          <text:list-item>
            <text:p text:style-name="rststyle-enumitem">Dies ist ein Beispiel für eine Aufzählungsliste. Sie wird
hier umbrochen, wenn genug Text zusammen kommt, um die Zeile
zu füllen. Das sollte jetzt reichen, weil genug Text zusammengekommen ist,
um auch bei großen Bildschirmen einen Umbruch zu erzeugen.</text:p>
          </text:list-item>
          <text:list-item>
            <text:p text:style-name="rststyle-enumitem">hier geht es weiter.</text:p>
          </text:list-item>
        </text:list>
        <text:p text:style-name="rststyle-deflist-term-1">was</text:p>
        <text:p text:style-name="rststyle-deflist-def-1">Dies ist eine Definition von was.</text:p>
        <text:p text:style-name="rststyle-deflist-term-1">wie</text:p>
        <text:p text:style-name="rststyle-deflist-def-1">Dies ist eine zweite Definition. Hier wird "wie" erklärt.</text:p>
      </text:section>
      <text:section text:name="Section3" text:style-name="Sect1">
        <text:h text:outline-level="1" text:style-name="rststyle-heading1">References</text:h>
        <text:p text:style-name="rststyle-textbody">Hier kommt die Referenz. Will man Code einfügen, macht man das so</text:p>
        <ns0:p ns0:style-name="rststyle-codeblock">if (i&lt;2) and (j&gt;5):<ns0:line-break/><ns0:s ns0:c="4"/>pass<ns0:line-break/>elif (k == 2):<ns0:line-break/><ns0:s ns0:c="4"/>continue<ns0:line-break/>else:<ns0:line-break/><ns0:s ns0:c="4"/>break</ns0:p>
        <text:p text:style-name="rststyle-textbody">Hier geht es weiter mit normalem Text. Jetzt kommt ein weiteres Literal:</text:p>
        <ns0:p ns0:style-name="rststyle-codeblock">&gt; Dies ist ein anderes Beispiel für<ns0:line-break/>&gt; literalen Text.</ns0:p>
      </text:section>
      <text:section text:name="Section4" text:style-name="Sect1">
        <text:h text:outline-level="1" text:style-name="rststyle-heading1">Phrase reference</text:h>
        <text:p text:style-name="rststyle-textbody">Hier kommt eine Phasenreferenz hin.</text:p>
      </text:section>
      <text:section text:name="Section5" text:style-name="Sect1">
        <text:h text:outline-level="1" text:style-name="rststyle-heading1">Convention</text:h>
        <text:p text:style-name="rststyle-admon-note-hdr">Note!</text:p>
        <text:list text:style-name="rststyle-bulletlist">
          <text:list-item>
            <text:p text:style-name="rststyle-bulletitem">text1</text:p>
          </text:list-item>
          <text:list-item>
            <text:p text:style-name="rststyle-bulletitem">text2</text:p>
          </text:list-item>
        </text:list>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1:transformation="http://docs.oasis-open.org/office/1.2/xslt/odf2rdf.xsl" ns0:version="1.2">
  <ns0:font-face-decls>
    <ns2:font-face ns2:font-charset="x-symbol" ns2:name="StarSymbol" ns3:font-family="StarSymbol"/>
    <ns2:font-face ns2:font-family-generic="modern" ns2:font-pitch="fixed" ns2:name="Nimbus Mono L" ns3:font-family="'Nimbus Mono L'"/>
    <ns2:font-face ns2:font-pitch="variable" ns2:name="DejaVu Sans" ns3:font-family="'DejaVu Sans'"/>
    <ns2:font-face ns2:font-family-generic="roman" ns2:font-pitch="variable" ns2:name="Nimbus Roman No9 L" ns3:font-family="'Nimbus Roman No9 L'"/>
    <ns2:font-face ns2:font-family-generic="swiss" ns2:font-pitch="variable" ns2:name="Nimbus Sans L" ns3:font-family="'Nimbus Sans L'"/>
  </ns0:font-face-decls>
  <ns0:styles>
    <ns2:default-style ns2:family="graphic">
      <ns2:graphic-properties ns4:end-line-spacing-horizontal="0.1114in" ns4:end-line-spacing-vertical="0.1114in" ns4:shadow-offset-x="0.1181in" ns4:shadow-offset-y="0.1181in" ns4:start-line-spacing-horizontal="0.1114in" ns4:start-line-spacing-vertical="0.1114in" ns2:flow-with-text="false"/>
      <ns2:paragraph-properties ns2:font-independent-line-spacing="false" ns2:line-break="strict" ns2:text-autospace="ideograph-alpha" ns2:writing-mode="lr-tb">
        <ns2:tab-stops/>
      </ns2:paragraph-properties>
      <ns2:text-properties ns2:country-asian="US" ns2:country-complex="US" ns2:font-size-asian="12pt" ns2:font-size-complex="12pt" ns2:language-asian="en" ns2:language-complex="en" ns2:use-window-font-color="true" ns5:country="US" ns5:font-size="12pt" ns5:language="en"/>
    </ns2:default-style>
    <ns2:default-style ns2:family="paragraph">
      <ns2:paragraph-properties ns2:line-break="strict" ns2:punctuation-wrap="hanging" ns2:tab-stop-distance="0.4925in" ns2:text-autospace="ideograph-alpha" ns2:writing-mode="lr-tb" ns5:hyphenation-ladder-count="no-limit"/>
      <ns2:text-properties ns2:country-asian="US" ns2:country-complex="US" ns2:font-name="Nimbus Roman No9 L" ns2:font-name-asian="DejaVu Sans" ns2:font-name-complex="DejaVu Sans" ns2:font-size-asian="12pt" ns2:font-size-complex="12pt" ns2:language-asian="en" ns2:language-complex="en" ns2:use-window-font-color="true" ns5:country="US" ns5:font-size="12pt" ns5:hyphenate="false" ns5:hyphenation-push-char-count="2" ns5:hyphenation-remain-char-count="2" ns5:language="en"/>
    </ns2:default-style>
    <ns2:default-style ns2:family="table">
      <ns2:table-properties ns6:border-model="collapsing"/>
    </ns2:default-style>
    <ns2:default-style ns2:family="table-row">
      <ns2:table-row-properties ns5:keep-together="auto"/>
    </ns2:default-style>
    <ns2:style ns2:class="text" ns2:family="paragraph" ns2:name="Standard"/>
    <ns2:style ns2:class="text" ns2:display-name="Text body" ns2:family="paragraph" ns2:name="Text_20_body" ns2:parent-style-name="Standard">
      <ns2:paragraph-properties ns5:margin-bottom="0.0835in" ns5:margin-top="0in"/>
    </ns2:style>
    <ns2:style ns2:class="text" ns2:display-name="Text body indent" ns2:family="paragraph" ns2:name="Text_20_body_20_indent" ns2:parent-style-name="Text_20_body">
      <ns2:paragraph-properties ns2:auto-text-indent="false" ns5:margin-left="0.1965in" ns5:margin-right="0in" ns5:text-indent="0in"/>
    </ns2:style>
    <ns2:style ns2:class="text" ns2:family="paragraph" ns2:name="Heading" ns2:next-style-name="Text_20_body" ns2:parent-style-name="Standard">
      <ns2:paragraph-properties ns5:keep-with-next="always" ns5:margin-bottom="0.0835in" ns5:margin-top="0.1665in"/>
      <ns2:text-properties ns2:font-name="Nimbus Sans L" ns2:font-name-asian="DejaVu Sans" ns2:font-name-complex="DejaVu Sans" ns2:font-size-asian="14pt" ns2:font-size-complex="14pt" ns5:font-size="14pt"/>
    </ns2:style>
    <ns2:style ns2:class="text" ns2:default-outline-level="1" ns2:display-name="Heading 1" ns2:family="paragraph" ns2:name="Heading_20_1" ns2:next-style-name="Text_20_body" ns2:parent-style-name="Heading">
      <ns2:text-properties ns2:font-size-asian="115%" ns2:font-size-complex="115%" ns2:font-weight-asian="bold" ns2:font-weight-complex="bold" ns5:font-size="115%" ns5:font-weight="bold"/>
    </ns2:style>
    <ns2:style ns2:class="text" ns2:default-outline-level="2" ns2:display-name="Heading 2" ns2:family="paragraph" ns2:name="Heading_20_2" ns2:next-style-name="Text_20_body" ns2:parent-style-name="Heading">
      <ns2:text-properties ns2:font-size-asian="14pt" ns2:font-size-complex="14pt" ns2:font-style-asian="italic" ns2:font-style-complex="italic" ns2:font-weight-asian="bold" ns2:font-weight-complex="bold" ns5:font-size="14pt" ns5:font-style="italic" ns5:font-weight="bold"/>
    </ns2:style>
    <ns2:style ns2:class="text" ns2:default-outline-level="3" ns2:display-name="Heading 3" ns2:family="paragraph" ns2:name="Heading_20_3" ns2:next-style-name="Text_20_body" ns2:parent-style-name="Heading">
      <ns2:text-properties ns2:font-size-asian="14pt" ns2:font-size-complex="14pt" ns2:font-weight-asian="bold" ns2:font-weight-complex="bold" ns5:font-size="14pt" ns5:font-weight="bold"/>
    </ns2:style>
    <ns2:style ns2:class="text" ns2:default-outline-level="4" ns2:display-name="Heading 4" ns2:family="paragraph" ns2:name="Heading_20_4" ns2:next-style-name="Text_20_body" ns2:parent-style-name="Heading">
      <ns2:text-properties ns2:font-size-asian="85%" ns2:font-size-complex="85%" ns2:font-style-asian="italic" ns2:font-style-complex="italic" ns2:font-weight-asian="bold" ns2:font-weight-complex="bold" ns5:font-size="85%" ns5:font-style="italic" ns5:font-weight="bold"/>
    </ns2:style>
    <ns2:style ns2:class="text" ns2:default-outline-level="5" ns2:display-name="Heading 5" ns2:family="paragraph" ns2:name="Heading_20_5" ns2:next-style-name="Text_20_body" ns2:parent-style-name="Heading">
      <ns2:text-properties ns2:font-size-asian="85%" ns2:font-size-complex="85%" ns2:font-weight-asian="bold" ns2:font-weight-complex="bold" ns5:font-size="85%" ns5:font-weight="bold"/>
    </ns2:style>
    <ns2:style ns2:class="text" ns2:default-outline-level="6" ns2:display-name="Heading 6" ns2:family="paragraph" ns2:name="Heading_20_6" ns2:next-style-name="Text_20_body" ns2:parent-style-name="Heading">
      <ns2:text-properties ns2:font-size-asian="75%" ns2:font-size-complex="75%" ns2:font-weight-asian="bold" ns2:font-weight-complex="bold" ns5:font-size="75%" ns5:font-weight="bold"/>
    </ns2:style>
    <ns2:style ns2:class="list" ns2:family="paragraph" ns2:name="List" ns2:parent-style-name="Text_20_body"/>
    <ns2:style ns2:class="extra" ns2:family="paragraph" ns2:name="Header" ns2:parent-style-name="Standard">
      <ns2:paragraph-properties ns7:line-number="0" ns7:number-lines="false">
        <ns2:tab-stops>
          <ns2:tab-stop ns2:position="3.4626in" ns2:type="center"/>
          <ns2:tab-stop ns2:position="6.9252in" ns2:type="right"/>
        </ns2:tab-stops>
      </ns2:paragraph-properties>
    </ns2:style>
    <ns2:style ns2:class="extra" ns2:family="paragraph" ns2:name="Footer" ns2:parent-style-name="Standard">
      <ns2:paragraph-properties ns7:line-number="0" ns7:number-lines="false">
        <ns2:tab-stops>
          <ns2:tab-stop ns2:position="-5871.6862in" ns2:type="center"/>
          <ns2:tab-stop ns2:position="11741.7953in" ns2:type="right"/>
        </ns2:tab-stops>
      </ns2:paragraph-properties>
    </ns2:style>
    <ns2:style ns2:class="extra" ns2:display-name="Table Contents" ns2:family="paragraph" ns2:name="Table_20_Contents" ns2:parent-style-name="Standard">
      <ns2:paragraph-properties ns7:line-number="0" ns7:number-lines="false"/>
    </ns2:style>
    <ns2:style ns2:class="extra" ns2:display-name="Table Heading" ns2:family="paragraph" ns2:name="Table_20_Heading" ns2:parent-style-name="Table_20_Contents">
      <ns2:paragraph-properties ns2:justify-single-word="false" ns7:line-number="0" ns7:number-lines="false" ns5:text-align="center"/>
      <ns2:text-properties ns2:font-style-asian="italic" ns2:font-style-complex="italic" ns2:font-weight-asian="bold" ns2:font-weight-complex="bold" ns5:font-style="italic" ns5:font-weight="bold"/>
    </ns2:style>
    <ns2:style ns2:class="extra" ns2:family="paragraph" ns2:name="Caption" ns2:parent-style-name="Standard">
      <ns2:paragraph-properties ns7:line-number="0" ns7:number-lines="false" ns5:margin-bottom="0.0835in" ns5:margin-top="0.0835in"/>
      <ns2:text-properties ns2:font-size-asian="12pt" ns2:font-size-complex="12pt" ns2:font-style-asian="italic" ns2:font-style-complex="italic" ns5:font-size="12pt" ns5:font-style="italic"/>
    </ns2:style>
    <ns2:style ns2:class="extra" ns2:family="paragraph" ns2:name="Footnote" ns2:parent-style-name="Standard">
      <ns2:paragraph-properties ns2:auto-text-indent="false" ns7:line-number="0" ns7:number-lines="false" ns5:margin-left="0.1965in" ns5:margin-right="0in" ns5:text-indent="-0.1965in"/>
      <ns2:text-properties ns2:font-size-asian="10pt" ns2:font-size-complex="10pt" ns5:font-size="10pt"/>
    </ns2:style>
    <ns2:style ns2:class="index" ns2:family="paragraph" ns2:name="Index" ns2:parent-style-name="Standard">
      <ns2:paragraph-properties ns7:line-number="0" ns7:number-lines="false"/>
    </ns2:style>
    <ns2:style ns2:class="html" ns2:display-name="Preformatted Text" ns2:family="paragraph" ns2:name="Preformatted_20_Text" ns2:parent-style-name="Standard">
      <ns2:paragraph-properties ns5:margin-bottom="0in" ns5:margin-top="0in"/>
      <ns2:text-properties ns2:font-name="Nimbus Mono L" ns2:font-name-asian="Nimbus Mono L" ns2:font-name-complex="Nimbus Mono L" ns2:font-size-asian="10pt" ns2:font-size-complex="10pt" ns5:font-size="10pt"/>
    </ns2:style>
    <ns2:style ns2:class="html" ns2:display-name="Horizontal Line" ns2:family="paragraph" ns2:name="Horizontal_20_Line" ns2:next-style-name="Text_20_body" ns2:parent-style-name="Standard">
      <ns2:paragraph-properties ns2:border-line-width-bottom="0.0008in 0.0138in 0.0008in" ns2:join-border="false" ns7:line-number="0" ns7:number-lines="false" ns5:border-bottom="0.0154in double #808080" ns5:border-left="none" ns5:border-right="none" ns5:border-top="none" ns5:margin-bottom="0.1965in" ns5:margin-top="0in" ns5:padding="0in"/>
      <ns2:text-properties ns2:font-size-asian="6pt" ns2:font-size-complex="6pt" ns5:font-size="6pt"/>
    </ns2:style>
    <ns2:style ns2:family="paragraph" ns2:list-style-name="rststyle-enumlist" ns2:name="rststyle-enumitem" ns2:parent-style-name="Standard">
      <ns2:paragraph-properties ns5:background-color="transparent">
        <ns2:background-image/>
      </ns2:paragraph-properties>
    </ns2:style>
    <ns2:style ns2:family="paragraph" ns2:list-style-name="rststyle-bulletlist" ns2:name="rststyle-bulletitem" ns2:parent-style-name="Standard">
      <ns2:paragraph-properties ns5:background-color="transparent">
        <ns2:background-image/>
      </ns2:paragraph-properties>
    </ns2:style>
    <ns2:style ns2:family="paragraph" ns2:name="rststyle-blockindent">
      <ns2:paragraph-properties ns2:auto-text-indent="false" ns5:margin-left="0.3937in" ns5:margin-right="0in" ns5:text-indent="0in"/>
    </ns2:style>
    <ns2:style ns2:default-outline-level="1" ns2:family="paragraph" ns2:list-style-name="" ns2:name="rststyle-heading1" ns2:next-style-name="Text_20_body" ns2:parent-style-name="Heading_20_1">
      <ns2:paragraph-properties ns5:background-color="transparent">
        <ns2:background-image/>
      </ns2:paragraph-properties>
    </ns2:style>
    <ns2:style ns2:default-outline-level="2" ns2:family="paragraph" ns2:list-style-name="" ns2:name="rststyle-heading2" ns2:next-style-name="Text_20_body" ns2:parent-style-name="Heading_20_2"/>
    <ns2:style ns2:default-outline-level="3" ns2:family="paragraph" ns2:list-style-name="" ns2:name="rststyle-heading3" ns2:next-style-name="Text_20_body" ns2:parent-style-name="Heading_20_3"/>
    <ns2:style ns2:default-outline-level="4" ns2:family="paragraph" ns2:list-style-name="" ns2:name="rststyle-heading4" ns2:next-style-name="Text_20_body" ns2:parent-style-name="Heading_20_4"/>
    <ns2:style ns2:default-outline-level="5" ns2:family="paragraph" ns2:list-style-name="" ns2:name="rststyle-heading5" ns2:next-style-name="Text_20_body" ns2:parent-style-name="Heading_20_5"/>
    <ns2:style ns2:class="text" ns2:family="paragraph" ns2:name="rststyle-blockquote" ns2:parent-style-name="Text_20_body">
      <ns2:paragraph-properties ns2:auto-text-indent="false" ns2:justify-single-word="false" ns5:background-color="transparent" ns5:margin-left="0.4in" ns5:margin-right="0.8in" ns5:text-align="start" ns5:text-indent="0in">
        <ns2:background-image/>
      </ns2:paragraph-properties>
    </ns2:style>
    <ns2:style ns2:family="paragraph" ns2:name="rststyle-bodyindent" ns2:parent-style-name="Text_20_body_20_indent">
      <ns2:paragraph-properties ns2:auto-text-indent="false" ns5:margin-left="0.3937in" ns5:margin-right="0in" ns5:text-indent="0in"/>
    </ns2:style>
    <ns2:style ns2:family="paragraph" ns2:name="rststyle-horizontalline" ns2:parent-style-name="Horizontal_20_Line"/>
    <ns2:style ns2:family="paragraph" ns2:name="rststyle-textbody" ns2:parent-style-name="Text_20_body"/>
    <ns2:style ns2:family="paragraph" ns2:name="rststyle-centeredtextbody" ns2:parent-style-name="rststyle-textbody">
      <ns2:paragraph-properties ns2:justify-single-word="false" ns5:background-color="transparent" ns5:text-align="center">
        <ns2:background-image/>
      </ns2:paragraph-properties>
    </ns2:style>
    <ns2:style ns2:family="paragraph" ns2:name="rststyle-caption" ns2:parent-style-name="Caption">
      <ns2:paragraph-properties ns5:background-color="transparent">
        <ns2:background-image/>
      </ns2:paragraph-properties>
    </ns2:style>
    <ns2:style ns2:family="paragraph" ns2:name="rststyle-codeblock" ns2:parent-style-name="Preformatted_20_Text">
      <ns2:paragraph-properties ns2:auto-text-indent="false" ns2:shadow="none" ns5:background-color="#ccffff" ns5:border="0.0008in solid #000000" ns5:margin-bottom="0.0598in" ns5:margin-left="0.1965in" ns5:margin-right="0in" ns5:margin-top="0.0598in" ns5:padding="0.0201in" ns5:text-indent="0in">
        <ns2:background-image/>
      </ns2:paragraph-properties>
    </ns2:style>
    <ns2:style ns2:default-outline-level="1" ns2:family="paragraph" ns2:list-style-name="" ns2:name="rststyle-table-title" ns2:parent-style-name="Heading_20_3">
      <ns2:paragraph-properties ns2:justify-single-word="false" ns5:text-align="center"/>
    </ns2:style>
    <ns2:style ns2:family="paragraph" ns2:name="rststyle-footer" ns2:parent-style-name="Footer"/>
    <ns2:style ns2:family="paragraph" ns2:master-page-name="" ns2:name="rststyle-header" ns2:parent-style-name="Header">
      <ns2:paragraph-properties ns2:page-number="auto" ns5:background-color="transparent">
        <ns2:background-image/>
      </ns2:paragraph-properties>
    </ns2:style>
    <ns2:style ns2:family="paragraph" ns2:name="rststyle-footnote" ns2:parent-style-name="Footnote"/>
    <ns2:style ns2:family="paragraph" ns2:name="rststyle-attribution" ns2:parent-style-name="rststyle-blockquote">
      <ns2:paragraph-properties ns2:justify-single-word="false" ns5:background-color="transparent" ns5:text-align="end">
        <ns2:background-image/>
      </ns2:paragraph-properties>
      <ns2:text-properties ns5:font-style="italic" ns5:font-weight="bold"/>
    </ns2:style>
    <ns2:style ns2:family="paragraph" ns2:name="rststyle-epigraph" ns2:parent-style-name="rststyle-blockquote">
      <ns2:paragraph-properties ns2:justify-single-word="false" ns5:background-color="transparent" ns5:text-align="start">
        <ns2:background-image/>
      </ns2:paragraph-properties>
      <ns2:text-properties ns5:font-style="italic"/>
    </ns2:style>
    <ns2:style ns2:family="paragraph" ns2:name="rststyle-highlights" ns2:parent-style-name="rststyle-blockquote">
      <ns2:paragraph-properties ns5:background-color="transparent">
        <ns2:background-image/>
      </ns2:paragraph-properties>
    </ns2:style>
    <ns2:style ns2:family="paragraph" ns2:name="rststyle-blockquote-bulletitem" ns2:parent-style-name="Standard">
      <ns2:paragraph-properties ns2:auto-text-indent="false" ns5:background-color="transparent" ns5:margin-left="0.4in" ns5:margin-right="0.8in" ns5:text-indent="0in">
        <ns2:background-image/>
      </ns2:paragraph-properties>
    </ns2:style>
    <ns2:style ns2:family="paragraph" ns2:name="rststyle-blockquote-enumitem" ns2:parent-style-name="Standard">
      <ns2:paragraph-properties ns2:auto-text-indent="false" ns5:background-color="transparent" ns5:margin-left="0.4in" ns5:margin-right="0.8in" ns5:text-indent="0in">
        <ns2:background-image/>
      </ns2:paragraph-properties>
    </ns2:style>
    <ns2:style ns2:family="paragraph" ns2:name="rststyle-highlights-bulletitem" ns2:parent-style-name="Standard">
      <ns2:paragraph-properties ns2:auto-text-indent="false" ns5:background-color="transparent" ns5:margin-left="0.7874in" ns5:margin-right="0.7874in" ns5:text-indent="0in">
        <ns2:background-image/>
      </ns2:paragraph-properties>
    </ns2:style>
    <ns2:style ns2:family="paragraph" ns2:name="rststyle-highlights-enumitem" ns2:parent-style-name="Standard">
      <ns2:paragraph-properties ns2:auto-text-indent="false" ns5:background-color="transparent" ns5:margin-left="0.7874in" ns5:margin-right="0.7874in" ns5:text-indent="0in">
        <ns2:background-image/>
      </ns2:paragraph-properties>
    </ns2:style>
    <ns2:style ns2:family="paragraph" ns2:name="rststyle-epigraph-bulletitem" ns2:parent-style-name="Standard">
      <ns2:paragraph-properties ns2:auto-text-indent="false" ns5:background-color="transparent" ns5:margin-left="0.7874in" ns5:margin-right="0.7874in" ns5:text-indent="0in">
        <ns2:background-image/>
      </ns2:paragraph-properties>
    </ns2:style>
    <ns2:style ns2:family="paragraph" ns2:name="rststyle-epigraph-enumitem" ns2:parent-style-name="Standard">
      <ns2:paragraph-properties ns2:auto-text-indent="false" ns5:background-color="transparent" ns5:margin-left="0.7874in" ns5:margin-right="0.7874in" ns5:text-indent="0in">
        <ns2:background-image/>
      </ns2:paragraph-properties>
    </ns2:style>
    <ns2:style ns2:family="paragraph" ns2:name="rststyle-admon-warning-hdr" ns2:parent-style-name="rststyle-textbody">
      <ns2:paragraph-properties ns2:justify-single-word="false" ns5:text-align="center"/>
      <ns2:text-properties ns5:font-weight="bold"/>
    </ns2:style>
    <ns2:style ns2:family="paragraph" ns2:name="rststyle-admon-warning-body" ns2:parent-style-name="rststyle-textbody">
      <ns2:paragraph-properties ns2:auto-text-indent="false" ns5:margin-left="0.7874in" ns5:margin-right="0.7874in" ns5:text-indent="0in"/>
      <ns2:text-properties ns5:font-style="italic"/>
    </ns2:style>
    <ns2:style ns2:family="paragraph" ns2:name="rststyle-admon-attention-hdr" ns2:parent-style-name="rststyle-textbody">
      <ns2:paragraph-properties ns2:justify-single-word="false" ns5:text-align="center"/>
      <ns2:text-properties ns5:font-weight="bold"/>
    </ns2:style>
    <ns2:style ns2:family="paragraph" ns2:name="rststyle-admon-attention-body" ns2:parent-style-name="rststyle-textbody">
      <ns2:paragraph-properties ns2:auto-text-indent="false" ns5:margin-left="0.7874in" ns5:margin-right="0.7874in" ns5:text-indent="0in"/>
      <ns2:text-properties ns5:font-style="italic"/>
    </ns2:style>
    <ns2:style ns2:family="paragraph" ns2:name="rststyle-admon-caution-hdr" ns2:parent-style-name="rststyle-textbody">
      <ns2:paragraph-properties ns2:justify-single-word="false" ns5:text-align="center"/>
      <ns2:text-properties ns5:font-weight="bold"/>
    </ns2:style>
    <ns2:style ns2:family="paragraph" ns2:name="rststyle-admon-caution-body" ns2:parent-style-name="rststyle-textbody">
      <ns2:paragraph-properties ns2:auto-text-indent="false" ns5:margin-left="0.7874in" ns5:margin-right="0.7874in" ns5:text-indent="0in"/>
      <ns2:text-properties ns5:font-style="italic"/>
    </ns2:style>
    <ns2:style ns2:family="paragraph" ns2:name="rststyle-admon-danger-hdr" ns2:parent-style-name="rststyle-textbody">
      <ns2:paragraph-properties ns2:justify-single-word="false" ns5:text-align="center"/>
      <ns2:text-properties ns5:font-weight="bold"/>
    </ns2:style>
    <ns2:style ns2:family="paragraph" ns2:name="rststyle-admon-danger-body" ns2:parent-style-name="rststyle-textbody">
      <ns2:paragraph-properties ns2:auto-text-indent="false" ns5:margin-left="0.7874in" ns5:margin-right="0.7874in" ns5:text-indent="0in"/>
      <ns2:text-properties ns5:font-style="italic"/>
    </ns2:style>
    <ns2:style ns2:family="paragraph" ns2:name="rststyle-admon-error-hdr" ns2:parent-style-name="rststyle-textbody">
      <ns2:paragraph-properties ns2:justify-single-word="false" ns5:text-align="center"/>
      <ns2:text-properties ns5:font-weight="bold"/>
    </ns2:style>
    <ns2:style ns2:family="paragraph" ns2:name="rststyle-admon-error-body" ns2:parent-style-name="rststyle-textbody">
      <ns2:paragraph-properties ns2:auto-text-indent="false" ns5:margin-left="0.7874in" ns5:margin-right="0.7874in" ns5:text-indent="0in"/>
      <ns2:text-properties ns5:font-style="italic"/>
    </ns2:style>
    <ns2:style ns2:family="paragraph" ns2:name="rststyle-admon-hint-hdr" ns2:parent-style-name="rststyle-textbody">
      <ns2:paragraph-properties ns2:justify-single-word="false" ns5:text-align="center"/>
      <ns2:text-properties ns5:font-weight="bold"/>
    </ns2:style>
    <ns2:style ns2:family="paragraph" ns2:name="rststyle-admon-hint-body" ns2:parent-style-name="rststyle-textbody">
      <ns2:paragraph-properties ns2:auto-text-indent="false" ns5:margin-left="0.7874in" ns5:margin-right="0.7874in" ns5:text-indent="0in"/>
      <ns2:text-properties ns5:font-style="italic"/>
    </ns2:style>
    <ns2:style ns2:family="paragraph" ns2:name="rststyle-admon-important-hdr" ns2:parent-style-name="rststyle-textbody">
      <ns2:paragraph-properties ns2:justify-single-word="false" ns5:text-align="center"/>
      <ns2:text-properties ns5:font-weight="bold"/>
    </ns2:style>
    <ns2:style ns2:family="paragraph" ns2:name="rststyle-admon-important-body" ns2:parent-style-name="rststyle-textbody">
      <ns2:paragraph-properties ns2:auto-text-indent="false" ns5:margin-left="0.7874in" ns5:margin-right="0.7874in" ns5:text-indent="0in"/>
      <ns2:text-properties ns5:font-style="italic"/>
    </ns2:style>
    <ns2:style ns2:family="paragraph" ns2:name="rststyle-admon-note-hdr" ns2:parent-style-name="rststyle-textbody">
      <ns2:paragraph-properties ns2:justify-single-word="false" ns5:text-align="center"/>
      <ns2:text-properties ns5:font-weight="bold"/>
    </ns2:style>
    <ns2:style ns2:family="paragraph" ns2:name="rststyle-admon-note-body" ns2:parent-style-name="rststyle-textbody">
      <ns2:paragraph-properties ns2:auto-text-indent="false" ns5:margin-left="0.7874in" ns5:margin-right="0.7874in" ns5:text-indent="0in"/>
      <ns2:text-properties ns5:font-style="italic"/>
    </ns2:style>
    <ns2:style ns2:family="paragraph" ns2:name="rststyle-admon-tip-hdr" ns2:parent-style-name="rststyle-textbody">
      <ns2:paragraph-properties ns2:justify-single-word="false" ns5:text-align="center"/>
      <ns2:text-properties ns5:font-weight="bold"/>
    </ns2:style>
    <ns2:style ns2:family="paragraph" ns2:name="rststyle-admon-tip-body" ns2:parent-style-name="rststyle-textbody">
      <ns2:paragraph-properties ns2:auto-text-indent="false" ns5:margin-left="0.7874in" ns5:margin-right="0.7874in" ns5:text-indent="0in"/>
      <ns2:text-properties ns5:font-style="italic"/>
    </ns2:style>
    <ns2:style ns2:family="paragraph" ns2:name="rststyle-admon-generic-hdr" ns2:parent-style-name="rststyle-textbody">
      <ns2:paragraph-properties ns2:justify-single-word="false" ns5:text-align="center"/>
      <ns2:text-properties ns5:font-weight="bold"/>
    </ns2:style>
    <ns2:style ns2:family="paragraph" ns2:name="rststyle-admon-generic-body" ns2:parent-style-name="rststyle-textbody">
      <ns2:paragraph-properties ns2:auto-text-indent="false" ns5:margin-left="0.7874in" ns5:margin-right="0.7874in" ns5:text-indent="0in"/>
      <ns2:text-properties ns5:font-style="italic"/>
    </ns2:style>
    <ns2:style ns2:default-outline-level="1" ns2:family="paragraph" ns2:list-style-name="" ns2:name="rststyle-rubric" ns2:parent-style-name="Heading_20_3">
      <ns2:paragraph-properties ns5:background-color="transparent">
        <ns2:background-image/>
      </ns2:paragraph-properties>
      <ns2:text-properties ns5:color="#ff3366"/>
    </ns2:style>
    <ns2:style ns2:default-outline-level="6" ns2:family="paragraph" ns2:list-style-name="" ns2:name="rststyle-heading6" ns2:next-style-name="Text_20_body" ns2:parent-style-name="Heading_20_6"/>
    <ns2:style ns2:default-outline-level="7" ns2:family="paragraph" ns2:list-style-name="" ns2:master-page-name="" ns2:name="rststyle-heading7" ns2:next-style-name="Text_20_body" ns2:parent-style-name="Heading_20_7">
      <ns2:paragraph-properties ns2:page-number="auto"/>
    </ns2:style>
    <ns2:style ns2:class="text" ns2:default-outline-level="7" ns2:display-name="Heading 7" ns2:family="paragraph" ns2:name="Heading_20_7" ns2:next-style-name="Text_20_body" ns2:parent-style-name="Heading">
      <ns2:text-properties ns2:font-size-asian="75%" ns2:font-size-complex="75%" ns2:font-weight-asian="bold" ns2:font-weight-complex="bold" ns5:font-size="75%" ns5:font-weight="bold"/>
    </ns2:style>
    <ns2:style ns2:family="paragraph" ns2:name="rststyle-lineblock1" ns2:parent-style-name="rststyle-textbody">
      <ns2:paragraph-properties ns5:margin-bottom="0in" ns5:margin-top="0in"/>
    </ns2:style>
    <ns2:style ns2:family="paragraph" ns2:name="rststyle-lineblock2" ns2:parent-style-name="rststyle-textbody">
      <ns2:paragraph-properties ns2:auto-text-indent="false" ns5:margin-bottom="0in" ns5:margin-left="0.4in" ns5:margin-right="0in" ns5:margin-top="0in" ns5:text-indent="0in"/>
    </ns2:style>
    <ns2:style ns2:family="paragraph" ns2:name="rststyle-lineblock3" ns2:parent-style-name="rststyle-textbody">
      <ns2:paragraph-properties ns2:auto-text-indent="false" ns5:margin-bottom="0in" ns5:margin-left="0.8in" ns5:margin-right="0in" ns5:margin-top="0in" ns5:text-indent="0in"/>
    </ns2:style>
    <ns2:style ns2:family="paragraph" ns2:name="rststyle-lineblock4" ns2:parent-style-name="rststyle-textbody">
      <ns2:paragraph-properties ns2:auto-text-indent="false" ns5:margin-bottom="0in" ns5:margin-left="1.2in" ns5:margin-right="0in" ns5:margin-top="0in" ns5:text-indent="0in"/>
    </ns2:style>
    <ns2:style ns2:family="paragraph" ns2:name="rststyle-lineblock5" ns2:parent-style-name="rststyle-textbody">
      <ns2:paragraph-properties ns2:auto-text-indent="false" ns5:margin-bottom="0in" ns5:margin-left="1.6in" ns5:margin-right="0in" ns5:margin-top="0in" ns5:text-indent="0in"/>
    </ns2:style>
    <ns2:style ns2:family="paragraph" ns2:name="rststyle-lineblock6" ns2:parent-style-name="rststyle-textbody">
      <ns2:paragraph-properties ns2:auto-text-indent="false" ns5:margin-bottom="0in" ns5:margin-left="2in" ns5:margin-right="0in" ns5:margin-top="0in" ns5:text-indent="0in"/>
    </ns2:style>
    <ns2:style ns2:class="chapter" ns2:family="paragraph" ns2:name="Title" ns2:next-style-name="Subtitle" ns2:parent-style-name="Heading">
      <ns2:paragraph-properties ns2:justify-single-word="false" ns5:text-align="center"/>
      <ns2:text-properties ns2:font-size-asian="18pt" ns2:font-size-complex="18pt" ns2:font-weight-asian="bold" ns2:font-weight-complex="bold" ns5:font-size="18pt" ns5:font-weight="bold"/>
    </ns2:style>
    <ns2:style ns2:class="chapter" ns2:family="paragraph" ns2:name="Subtitle" ns2:next-style-name="Text_20_body" ns2:parent-style-name="Heading">
      <ns2:paragraph-properties ns2:justify-single-word="false" ns5:text-align="center"/>
      <ns2:text-properties ns2:font-size-asian="14pt" ns2:font-size-complex="14pt" ns2:font-style-asian="italic" ns2:font-style-complex="italic" ns5:font-size="14pt" ns5:font-style="italic"/>
    </ns2:style>
    <ns2:style ns2:family="paragraph" ns2:name="rststyle-title" ns2:parent-style-name="Title"/>
    <ns2:style ns2:family="paragraph" ns2:name="rststyle-subtitle" ns2:parent-style-name="Title">
      <ns2:text-properties ns5:font-size="14pt"/>
    </ns2:style>
    <ns2:style ns2:family="paragraph" ns2:name="rststyle-citation" ns2:parent-style-name="Footnote">
      <ns2:paragraph-properties ns2:auto-text-indent="false" ns5:margin-left="0.75in" ns5:margin-right="0in" ns5:text-indent="-0.75in">
        <ns2:tab-stops/>
      </ns2:paragraph-properties>
    </ns2:style>
    <ns2:style ns2:family="paragraph" ns2:name="rststyle-contents-1" ns2:parent-style-name="Contents_20_1"/>
    <ns2:style ns2:class="index" ns2:display-name="Contents 1" ns2:family="paragraph" ns2:name="Contents_20_1" ns2:parent-style-name="Index">
      <ns2:paragraph-properties ns2:auto-text-indent="false" ns5:margin-left="0in" ns5:margin-right="0in" ns5:text-indent="0in">
        <ns2:tab-stops>
          <ns2:tab-stop ns2:leader-style="dotted" ns2:leader-text="." ns2:position="6in" ns2:type="right"/>
        </ns2:tab-stops>
      </ns2:paragraph-properties>
    </ns2:style>
    <ns2:style ns2:family="paragraph" ns2:name="rststyle-contents-2" ns2:parent-style-name="Contents_20_2"/>
    <ns2:style ns2:class="index" ns2:display-name="Contents 2" ns2:family="paragraph" ns2:name="Contents_20_2" ns2:parent-style-name="Index">
      <ns2:paragraph-properties ns2:auto-text-indent="false" ns5:margin-left="0.1965in" ns5:margin-right="0in" ns5:text-indent="0in">
        <ns2:tab-stops>
          <ns2:tab-stop ns2:leader-style="dotted" ns2:leader-text="." ns2:position="5.8035in" ns2:type="right"/>
        </ns2:tab-stops>
      </ns2:paragraph-properties>
    </ns2:style>
    <ns2:style ns2:family="paragraph" ns2:name="rststyle-contents-3" ns2:parent-style-name="Contents_20_3"/>
    <ns2:style ns2:class="index" ns2:display-name="Contents 3" ns2:family="paragraph" ns2:name="Contents_20_3" ns2:parent-style-name="Index">
      <ns2:paragraph-properties ns2:auto-text-indent="false" ns5:margin-left="0.3929in" ns5:margin-right="0in" ns5:text-indent="0in">
        <ns2:tab-stops>
          <ns2:tab-stop ns2:leader-style="dotted" ns2:leader-text="." ns2:position="5.6071in" ns2:type="right"/>
        </ns2:tab-stops>
      </ns2:paragraph-properties>
    </ns2:style>
    <ns2:style ns2:family="paragraph" ns2:name="rststyle-contents-4" ns2:parent-style-name="Contents_20_4"/>
    <ns2:style ns2:class="index" ns2:display-name="Contents 4" ns2:family="paragraph" ns2:name="Contents_20_4" ns2:parent-style-name="Index">
      <ns2:paragraph-properties ns2:auto-text-indent="false" ns5:margin-left="0.5898in" ns5:margin-right="0in" ns5:text-indent="0in">
        <ns2:tab-stops>
          <ns2:tab-stop ns2:leader-style="dotted" ns2:leader-text="." ns2:position="5.4102in" ns2:type="right"/>
        </ns2:tab-stops>
      </ns2:paragraph-properties>
    </ns2:style>
    <ns2:style ns2:family="paragraph" ns2:name="rststyle-contents--5" ns2:parent-style-name="Contents_20_5"/>
    <ns2:style ns2:class="index" ns2:display-name="Contents 5" ns2:family="paragraph" ns2:name="Contents_20_5" ns2:parent-style-name="Index">
      <ns2:paragraph-properties ns2:auto-text-indent="false" ns5:margin-left="0.7862in" ns5:margin-right="0in" ns5:text-indent="0in">
        <ns2:tab-stops>
          <ns2:tab-stop ns2:leader-style="dotted" ns2:leader-text="." ns2:position="5.2138in" ns2:type="right"/>
        </ns2:tab-stops>
      </ns2:paragraph-properties>
    </ns2:style>
    <ns2:style ns2:family="paragraph" ns2:name="rststyle-contents-6" ns2:parent-style-name="Contents_20_6"/>
    <ns2:style ns2:class="index" ns2:display-name="Contents 6" ns2:family="paragraph" ns2:name="Contents_20_6" ns2:parent-style-name="Index">
      <ns2:paragraph-properties ns2:auto-text-indent="false" ns5:margin-left="0.9827in" ns5:margin-right="0in" ns5:text-indent="0in">
        <ns2:tab-stops>
          <ns2:tab-stop ns2:leader-style="dotted" ns2:leader-text="." ns2:position="5.0173in" ns2:type="right"/>
        </ns2:tab-stops>
      </ns2:paragraph-properties>
    </ns2:style>
    <ns2:style ns2:family="paragraph" ns2:name="rststyle-contents-7" ns2:parent-style-name="Contents_20_7"/>
    <ns2:style ns2:class="index" ns2:display-name="Contents 7" ns2:family="paragraph" ns2:name="Contents_20_7" ns2:parent-style-name="Index">
      <ns2:paragraph-properties ns2:auto-text-indent="false" ns5:margin-left="1.1791in" ns5:margin-right="0in" ns5:text-indent="0in">
        <ns2:tab-stops>
          <ns2:tab-stop ns2:leader-style="dotted" ns2:leader-text="." ns2:position="4.8209in" ns2:type="right"/>
        </ns2:tab-stops>
      </ns2:paragraph-properties>
    </ns2:style>
    <ns2:style ns2:family="paragraph" ns2:name="rststyle-contents-8" ns2:parent-style-name="Contents_20_8"/>
    <ns2:style ns2:class="index" ns2:display-name="Contents 8" ns2:family="paragraph" ns2:name="Contents_20_8" ns2:parent-style-name="Index">
      <ns2:paragraph-properties ns2:auto-text-indent="false" ns5:margin-left="1.3756in" ns5:margin-right="0in" ns5:text-indent="0in">
        <ns2:tab-stops>
          <ns2:tab-stop ns2:leader-style="dotted" ns2:leader-text="." ns2:position="4.6244in" ns2:type="right"/>
        </ns2:tab-stops>
      </ns2:paragraph-properties>
    </ns2:style>
    <ns2:style ns2:family="paragraph" ns2:name="rststyle-contents-9" ns2:parent-style-name="Contents_20_9"/>
    <ns2:style ns2:class="index" ns2:display-name="Contents 9" ns2:family="paragraph" ns2:name="Contents_20_9" ns2:parent-style-name="Index">
      <ns2:paragraph-properties ns2:auto-text-indent="false" ns5:margin-left="1.572in" ns5:margin-right="0in" ns5:text-indent="0in">
        <ns2:tab-stops>
          <ns2:tab-stop ns2:leader-style="dotted" ns2:leader-text="." ns2:position="4.428in" ns2:type="right"/>
        </ns2:tab-stops>
      </ns2:paragraph-properties>
    </ns2:style>
    <ns2:style ns2:family="paragraph" ns2:name="rststyle-contents-10" ns2:parent-style-name="Contents_20_10"/>
    <ns2:style ns2:class="index" ns2:display-name="Contents 10" ns2:family="paragraph" ns2:name="Contents_20_10" ns2:parent-style-name="Index">
      <ns2:paragraph-properties ns2:auto-text-indent="false" ns5:margin-left="1.7689in" ns5:margin-right="0in" ns5:text-indent="0in">
        <ns2:tab-stops>
          <ns2:tab-stop ns2:leader-style="dotted" ns2:leader-text="." ns2:position="4.2311in" ns2:type="right"/>
        </ns2:tab-stops>
      </ns2:paragraph-properties>
    </ns2:style>
    <ns2:style ns2:family="paragraph" ns2:name="rststyle-contents-heading" ns2:parent-style-name="Contents_20_Heading"/>
    <ns2:style ns2:class="index" ns2:display-name="Contents Heading" ns2:family="paragraph" ns2:name="Contents_20_Heading" ns2:parent-style-name="Heading">
      <ns2:paragraph-properties ns2:auto-text-indent="false" ns7:line-number="0" ns7:number-lines="false" ns5:margin-left="0in" ns5:margin-right="0in" ns5:text-indent="0in"/>
      <ns2:text-properties ns2:font-size-asian="16pt" ns2:font-size-complex="16pt" ns2:font-weight-asian="bold" ns2:font-weight-complex="bold" ns5:font-size="16pt" ns5:font-weight="bold"/>
    </ns2:style>
    <ns2:style ns2:family="paragraph" ns2:name="rststyle-legend" ns2:parent-style-name="Text_20_body"/>
    <ns2:style ns2:family="paragraph" ns2:name="rststyle-deflist-term-1" ns2:parent-style-name="Text_20_body">
      <ns2:text-properties ns5:font-weight="bold"/>
    </ns2:style>
    <ns2:style ns2:family="paragraph" ns2:name="rststyle-deflist-def-1" ns2:parent-style-name="Text_20_body">
      <ns2:paragraph-properties ns2:auto-text-indent="false" ns5:margin-left="0.25in" ns5:margin-right="0in" ns5:text-indent="0in"/>
    </ns2:style>
    <ns2:style ns2:family="paragraph" ns2:name="rststyle-deflist-term-2" ns2:parent-style-name="Text_20_body">
      <ns2:paragraph-properties ns2:auto-text-indent="false" ns5:margin-left="0.25in" ns5:margin-right="0in" ns5:text-indent="0in"/>
      <ns2:text-properties ns5:font-weight="bold"/>
    </ns2:style>
    <ns2:style ns2:family="paragraph" ns2:name="rststyle-deflist-def-2" ns2:parent-style-name="Text_20_body">
      <ns2:paragraph-properties ns2:auto-text-indent="false" ns5:margin-left="0.5in" ns5:margin-right="0in" ns5:text-indent="0in"/>
    </ns2:style>
    <ns2:style ns2:family="paragraph" ns2:name="rststyle-deflist-def-3" ns2:parent-style-name="Text_20_body">
      <ns2:paragraph-properties ns2:auto-text-indent="false" ns5:margin-left="0.75in" ns5:margin-right="0in" ns5:text-indent="0in"/>
    </ns2:style>
    <ns2:style ns2:family="paragraph" ns2:name="rststyle-deflist-term-3" ns2:parent-style-name="Text_20_body">
      <ns2:paragraph-properties ns2:auto-text-indent="false" ns5:margin-left="0.5in" ns5:margin-right="0in" ns5:text-indent="0in"/>
      <ns2:text-properties ns5:font-weight="bold"/>
    </ns2:style>
    <ns2:style ns2:family="paragraph" ns2:name="rststyle-deflist-term-4" ns2:parent-style-name="Text_20_body">
      <ns2:paragraph-properties ns2:auto-text-indent="false" ns5:margin-left="0.75in" ns5:margin-right="0in" ns5:text-indent="0in"/>
      <ns2:text-properties ns5:font-weight="bold"/>
    </ns2:style>
    <ns2:style ns2:family="paragraph" ns2:name="rststyle-deflist-term-5" ns2:parent-style-name="Text_20_body">
      <ns2:paragraph-properties ns2:auto-text-indent="false" ns5:margin-left="1in" ns5:margin-right="0in" ns5:text-indent="0in"/>
      <ns2:text-properties ns5:font-weight="bold"/>
    </ns2:style>
    <ns2:style ns2:family="paragraph" ns2:name="rststyle-deflist-def-4" ns2:parent-style-name="Text_20_body">
      <ns2:paragraph-properties ns2:auto-text-indent="false" ns5:margin-left="1in" ns5:margin-right="0in" ns5:text-indent="0in"/>
    </ns2:style>
    <ns2:style ns2:family="paragraph" ns2:name="rststyle-deflist-def-5" ns2:parent-style-name="Text_20_body">
      <ns2:paragraph-properties ns2:auto-text-indent="false" ns5:margin-left="1.25in" ns5:margin-right="0in" ns5:text-indent="0in"/>
    </ns2:style>
    <ns2:style ns2:family="paragraph" ns2:name="rststyle-codeblock-indented" ns2:parent-style-name="rststyle-codeblock">
      <ns2:paragraph-properties ns2:auto-text-indent="false" ns5:margin-left="0.8in" ns5:margin-right="0in" ns5:text-indent="0in"/>
    </ns2:style>
    <ns2:style ns2:display-name="Numbering Symbols" ns2:family="text" ns2:name="Numbering_20_Symbols"/>
    <ns2:style ns2:display-name="Bullet Symbols" ns2:family="text" ns2:name="Bullet_20_Symbols">
      <ns2:text-properties ns2:font-name="StarSymbol" ns2:font-name-asian="StarSymbol" ns2:font-name-complex="StarSymbol" ns2:font-size-asian="9pt" ns2:font-size-complex="9pt" ns5:font-size="9pt"/>
    </ns2:style>
    <ns2:style ns2:family="text" ns2:name="Emphasis">
      <ns2:text-properties ns2:font-style-asian="italic" ns2:font-style-complex="italic" ns5:font-style="italic"/>
    </ns2:style>
    <ns2:style ns2:family="text" ns2:name="Citation">
      <ns2:text-properties ns2:font-style-asian="italic" ns2:font-style-complex="italic" ns5:font-style="italic"/>
    </ns2:style>
    <ns2:style ns2:family="text" ns2:name="Example">
      <ns2:text-properties ns2:font-name="Nimbus Mono L" ns2:font-name-asian="Nimbus Mono L" ns2:font-name-complex="Nimbus Mono L"/>
    </ns2:style>
    <ns2:style ns2:family="text" ns2:name="Teletype">
      <ns2:text-properties ns2:font-name="Nimbus Mono L" ns2:font-name-asian="Nimbus Mono L" ns2:font-name-complex="Nimbus Mono L"/>
    </ns2:style>
    <ns2:style ns2:family="text" ns2:name="rststyle-emphasis" ns2:parent-style-name="Emphasis">
      <ns2:text-properties ns2:font-weight-asian="normal" ns2:font-weight-complex="normal"/>
    </ns2:style>
    <ns2:style ns2:family="text" ns2:name="rststyle-strong">
      <ns2:text-properties ns5:background-color="transparent" ns5:font-weight="bold"/>
    </ns2:style>
    <ns2:style ns2:family="text" ns2:name="rststyle-inlineliteral" ns2:parent-style-name="Example">
      <ns2:text-properties ns5:background-color="#e6e6ff"/>
    </ns2:style>
    <ns2:style ns2:family="text" ns2:name="rststyle-quotation" ns2:parent-style-name="Citation">
      <ns2:text-properties ns2:font-weight-asian="normal" ns2:font-weight-complex="normal"/>
    </ns2:style>
    <ns2:style ns2:family="text" ns2:name="rststyle-codeblock-keyword" ns2:parent-style-name="Teletype">
      <ns2:text-properties ns5:background-color="#ccffff" ns5:color="#800000"/>
    </ns2:style>
    <ns2:style ns2:family="text" ns2:name="rststyle-codeblock-string" ns2:parent-style-name="Teletype">
      <ns2:text-properties ns5:background-color="#ffffff"/>
    </ns2:style>
    <ns2:style ns2:family="text" ns2:name="rststyle-codeblock-number" ns2:parent-style-name="Teletype">
      <ns2:text-properties ns5:background-color="#ccffff" ns5:color="#000080"/>
    </ns2:style>
    <ns2:style ns2:family="text" ns2:name="rststyle-codeblock-comment" ns2:parent-style-name="Teletype">
      <ns2:text-properties ns5:background-color="#ffffff"/>
    </ns2:style>
    <ns2:style ns2:family="text" ns2:name="rststyle-codeblock-classname" ns2:parent-style-name="Teletype">
      <ns2:text-properties ns5:background-color="#ccffff" ns5:color="#808000"/>
    </ns2:style>
    <ns2:style ns2:family="text" ns2:name="rststyle-codeblock-functionname" ns2:parent-style-name="Teletype">
      <ns2:text-properties ns5:background-color="#ccffff" ns5:color="#808000"/>
    </ns2:style>
    <ns2:style ns2:family="text" ns2:name="rststyle-codeblock-operator" ns2:parent-style-name="Teletype">
      <ns2:text-properties ns5:background-color="#ccffff" ns5:color="#cccc00"/>
    </ns2:style>
    <ns2:style ns2:family="text" ns2:name="rststyle-codeblock-name" ns2:parent-style-name="Teletype">
      <ns2:text-properties ns5:background-color="#ccffff" ns5:color="#808000"/>
    </ns2:style>
    <ns2:style ns2:family="text" ns2:name="rststyle-subscript">
      <ns2:text-properties ns2:text-position="sub 58%"/>
    </ns2:style>
    <ns2:style ns2:family="text" ns2:name="rststyle-superscript">
      <ns2:text-properties ns2:text-position="super 58%"/>
    </ns2:style>
    <ns2:style ns2:family="graphic" ns2:name="Graphics">
      <ns2:graphic-properties ns2:horizontal-pos="center" ns2:horizontal-rel="paragraph" ns2:number-wrapped-paragraphs="no-limit" ns2:vertical-pos="top" ns2:vertical-rel="paragraph" ns2:wrap="dynamic" ns2:wrap-contour="false" ns3:x="0in" ns3:y="0in" ns7:anchor-type="paragraph"/>
    </ns2:style>
    <ns2:style ns2:family="graphic" ns2:name="rststyle-image" ns2:parent-style-name="Graphics"/>
    <ns2:style ns2:family="graphic" ns2:name="rststyle-figureframe" ns2:parent-style-name="Frame">
      <ns2:graphic-properties ns2:shadow="none"/>
    </ns2:style>
    <ns2:style ns2:family="graphic" ns2:name="Frame">
      <ns2:graphic-properties ns2:horizontal-pos="center" ns2:horizontal-rel="paragraph-content" ns2:number-wrapped-paragraphs="no-limit" ns2:vertical-pos="top" ns2:vertical-rel="paragraph-content" ns2:wrap="parallel" ns2:wrap-contour="false" ns3:x="0in" ns3:y="0in" ns7:anchor-type="paragraph" ns5:border="0.0008in solid #000000" ns5:margin-bottom="0.0791in" ns5:margin-left="0.0791in" ns5:margin-right="0.0791in" ns5:margin-top="0.0791in" ns5:padding="0.0591in"/>
    </ns2:style>
    <ns7:outline-style ns2:name="Outline">
      <ns7:outline-level-style ns2:num-format="" ns7:level="1">
        <ns2:list-level-properties ns7:list-level-position-and-space-mode="label-alignment">
          <ns2:list-level-label-alignment ns7:label-followed-by="listtab" ns7:list-tab-stop-position="0.3in" ns5:margin-left="0.3in" ns5:text-indent="-0.3in"/>
        </ns2:list-level-properties>
      </ns7:outline-level-style>
      <ns7:outline-level-style ns2:num-format="" ns7:level="2">
        <ns2:list-level-properties ns7:list-level-position-and-space-mode="label-alignment">
          <ns2:list-level-label-alignment ns7:label-followed-by="listtab" ns7:list-tab-stop-position="0.4in" ns5:margin-left="0.4in" ns5:text-indent="-0.4in"/>
        </ns2:list-level-properties>
      </ns7:outline-level-style>
      <ns7:outline-level-style ns2:num-format="" ns7:level="3">
        <ns2:list-level-properties ns7:list-level-position-and-space-mode="label-alignment">
          <ns2:list-level-label-alignment ns7:label-followed-by="listtab" ns7:list-tab-stop-position="0.5in" ns5:margin-left="0.5in" ns5:text-indent="-0.5in"/>
        </ns2:list-level-properties>
      </ns7:outline-level-style>
      <ns7:outline-level-style ns2:num-format="" ns7:level="4">
        <ns2:list-level-properties ns7:list-level-position-and-space-mode="label-alignment">
          <ns2:list-level-label-alignment ns7:label-followed-by="listtab" ns7:list-tab-stop-position="0.6in" ns5:margin-left="0.6in" ns5:text-indent="-0.6in"/>
        </ns2:list-level-properties>
      </ns7:outline-level-style>
      <ns7:outline-level-style ns2:num-format="" ns7:level="5">
        <ns2:list-level-properties ns7:list-level-position-and-space-mode="label-alignment">
          <ns2:list-level-label-alignment ns7:label-followed-by="listtab" ns7:list-tab-stop-position="0.7in" ns5:margin-left="0.7in" ns5:text-indent="-0.7in"/>
        </ns2:list-level-properties>
      </ns7:outline-level-style>
      <ns7:outline-level-style ns2:num-format="" ns7:level="6">
        <ns2:list-level-properties ns7:list-level-position-and-space-mode="label-alignment">
          <ns2:list-level-label-alignment ns7:label-followed-by="listtab" ns7:list-tab-stop-position="0.8in" ns5:margin-left="0.8in" ns5:text-indent="-0.8in"/>
        </ns2:list-level-properties>
      </ns7:outline-level-style>
      <ns7:outline-level-style ns2:num-format="" ns7:level="7">
        <ns2:list-level-properties ns7:list-level-position-and-space-mode="label-alignment">
          <ns2:list-level-label-alignment ns7:label-followed-by="listtab" ns7:list-tab-stop-position="0.9in" ns5:margin-left="0.9in" ns5:text-indent="-0.9in"/>
        </ns2:list-level-properties>
      </ns7:outline-level-style>
      <ns7:outline-level-style ns2:num-format="" ns7:level="8">
        <ns2:list-level-properties ns7:list-level-position-and-space-mode="label-alignment">
          <ns2:list-level-label-alignment ns7:label-followed-by="listtab" ns7:list-tab-stop-position="1in" ns5:margin-left="1in" ns5:text-indent="-1in"/>
        </ns2:list-level-properties>
      </ns7:outline-level-style>
      <ns7:outline-level-style ns2:num-format="" ns7:level="9">
        <ns2:list-level-properties ns7:list-level-position-and-space-mode="label-alignment">
          <ns2:list-level-label-alignment ns7:label-followed-by="listtab" ns7:list-tab-stop-position="1.1in" ns5:margin-left="1.1in" ns5:text-indent="-1.1in"/>
        </ns2:list-level-properties>
      </ns7:outline-level-style>
      <ns7:outline-level-style ns2:num-format="" ns7:level="10">
        <ns2:list-level-properties ns7:list-level-position-and-space-mode="label-alignment">
          <ns2:list-level-label-alignment ns7:label-followed-by="listtab" ns7:list-tab-stop-position="1.2in" ns5:margin-left="1.2in" ns5:text-indent="-1.2in"/>
        </ns2:list-level-properties>
      </ns7:outline-level-style>
    </ns7:outline-style>
    <ns7:list-style ns2:name="rststyle-enumlist">
      <ns7:list-level-style-number ns2:num-format="1" ns2:num-suffix="." ns7:level="1" ns7:style-name="Numbering_20_Symbols">
        <ns2:list-level-properties ns7:min-label-width="0.25in" ns7:space-before="0.25in"/>
      </ns7:list-level-style-number>
      <ns7:list-level-style-number ns2:num-format="1" ns2:num-suffix="." ns7:level="2" ns7:style-name="Numbering_20_Symbols">
        <ns2:list-level-properties ns7:min-label-width="0.25in" ns7:space-before="0.5in"/>
      </ns7:list-level-style-number>
      <ns7:list-level-style-number ns2:num-format="1" ns2:num-suffix="." ns7:level="3" ns7:style-name="Numbering_20_Symbols">
        <ns2:list-level-properties ns7:min-label-width="0.25in" ns7:space-before="0.75in"/>
      </ns7:list-level-style-number>
      <ns7:list-level-style-number ns2:num-format="1" ns2:num-suffix="." ns7:level="4" ns7:style-name="Numbering_20_Symbols">
        <ns2:list-level-properties ns7:min-label-width="0.25in" ns7:space-before="1in"/>
      </ns7:list-level-style-number>
      <ns7:list-level-style-number ns2:num-format="1" ns2:num-suffix="." ns7:level="5" ns7:style-name="Numbering_20_Symbols">
        <ns2:list-level-properties ns7:min-label-width="0.25in" ns7:space-before="1.25in"/>
      </ns7:list-level-style-number>
      <ns7:list-level-style-number ns2:num-format="1" ns2:num-suffix="." ns7:level="6" ns7:style-name="Numbering_20_Symbols">
        <ns2:list-level-properties ns7:min-label-width="0.25in" ns7:space-before="1.5in"/>
      </ns7:list-level-style-number>
      <ns7:list-level-style-number ns2:num-format="1" ns2:num-suffix="." ns7:level="7" ns7:style-name="Numbering_20_Symbols">
        <ns2:list-level-properties ns7:min-label-width="0.25in" ns7:space-before="1.75in"/>
      </ns7:list-level-style-number>
      <ns7:list-level-style-number ns2:num-format="1" ns2:num-suffix="." ns7:level="8" ns7:style-name="Numbering_20_Symbols">
        <ns2:list-level-properties ns7:min-label-width="0.25in" ns7:space-before="2in"/>
      </ns7:list-level-style-number>
      <ns7:list-level-style-number ns2:num-format="1" ns2:num-suffix="." ns7:level="9" ns7:style-name="Numbering_20_Symbols">
        <ns2:list-level-properties ns7:min-label-width="0.25in" ns7:space-before="2.25in"/>
      </ns7:list-level-style-number>
      <ns7:list-level-style-number ns2:num-format="1" ns2:num-suffix="." ns7:level="10" ns7:style-name="Numbering_20_Symbols">
        <ns2:list-level-properties ns7:min-label-width="0.25in" ns7:space-before="2.5in"/>
      </ns7:list-level-style-number>
    </ns7:list-style>
    <ns7:list-style ns2:name="rststyle-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tocenumlist">
      <ns7:list-level-style-number ns2:num-format="1" ns2:num-prefix=" " ns2:num-suffix=" " ns7:level="1" ns7:style-name="Numbering_20_Symbols">
        <ns2:list-level-properties ns7:min-label-width="0.25in" ns7:space-before="0.25in"/>
      </ns7:list-level-style-number>
      <ns7:list-level-style-number ns2:num-format="1" ns2:num-prefix=" " ns2:num-suffix=" " ns7:display-levels="2" ns7:level="2" ns7:style-name="Numbering_20_Symbols">
        <ns2:list-level-properties ns7:min-label-width="0.25in" ns7:space-before="0.5in"/>
      </ns7:list-level-style-number>
      <ns7:list-level-style-number ns2:num-format="1" ns2:num-prefix=" " ns2:num-suffix=" " ns7:display-levels="3" ns7:level="3" ns7:style-name="Numbering_20_Symbols">
        <ns2:list-level-properties ns7:min-label-width="0.25in" ns7:space-before="0.75in"/>
      </ns7:list-level-style-number>
      <ns7:list-level-style-number ns2:num-format="1" ns2:num-prefix=" " ns2:num-suffix=" " ns7:display-levels="4" ns7:level="4" ns7:style-name="Numbering_20_Symbols">
        <ns2:list-level-properties ns7:min-label-width="0.25in" ns7:space-before="1in"/>
      </ns7:list-level-style-number>
      <ns7:list-level-style-number ns2:num-format="1" ns2:num-prefix=" " ns2:num-suffix=" " ns7:display-levels="5" ns7:level="5" ns7:style-name="Numbering_20_Symbols">
        <ns2:list-level-properties ns7:min-label-width="0.25in" ns7:space-before="1.25in"/>
      </ns7:list-level-style-number>
      <ns7:list-level-style-number ns2:num-format="1" ns2:num-prefix=" " ns2:num-suffix=" " ns7:display-levels="6" ns7:level="6" ns7:style-name="Numbering_20_Symbols">
        <ns2:list-level-properties ns7:min-label-width="0.25in" ns7:space-before="1.5in"/>
      </ns7:list-level-style-number>
      <ns7:list-level-style-number ns2:num-format="1" ns2:num-prefix=" " ns2:num-suffix=" " ns7:display-levels="7" ns7:level="7" ns7:style-name="Numbering_20_Symbols">
        <ns2:list-level-properties ns7:min-label-width="0.25in" ns7:space-before="1.75in"/>
      </ns7:list-level-style-number>
      <ns7:list-level-style-number ns2:num-format="1" ns2:num-prefix=" " ns2:num-suffix=" " ns7:display-levels="8" ns7:level="8" ns7:style-name="Numbering_20_Symbols">
        <ns2:list-level-properties ns7:min-label-width="0.25in" ns7:space-before="2in"/>
      </ns7:list-level-style-number>
      <ns7:list-level-style-number ns2:num-format="1" ns2:num-prefix=" " ns2:num-suffix=" " ns7:display-levels="9" ns7:level="9" ns7:style-name="Numbering_20_Symbols">
        <ns2:list-level-properties ns7:min-label-width="0.25in" ns7:space-before="2.25in"/>
      </ns7:list-level-style-number>
      <ns7:list-level-style-number ns2:num-format="1" ns2:num-prefix=" " ns2:num-suffix=" " ns7:display-levels="10" ns7:level="10" ns7:style-name="Numbering_20_Symbols">
        <ns2:list-level-properties ns7:min-label-width="0.25in" ns7:space-before="2.5in"/>
      </ns7:list-level-style-number>
    </ns7:list-style>
    <ns7:list-style ns2:name="rststyle-tocbulletlist">
      <ns7:list-level-style-bullet ns2:num-prefix=" " ns2:num-suffix="." ns7:bullet-char="●" ns7:level="1" ns7:style-name="Bullet_20_Symbols">
        <ns2:list-level-properties ns7:min-label-width="0.25in" ns7:space-before="0.25in"/>
        <ns2:text-properties ns2:font-name="StarSymbol"/>
      </ns7:list-level-style-bullet>
      <ns7:list-level-style-bullet ns2:num-prefix=" " ns2:num-suffix="." ns7:bullet-char="●" ns7:level="2" ns7:style-name="Bullet_20_Symbols">
        <ns2:list-level-properties ns7:min-label-width="0.25in" ns7:space-before="0.5in"/>
        <ns2:text-properties ns2:font-name="StarSymbol"/>
      </ns7:list-level-style-bullet>
      <ns7:list-level-style-bullet ns2:num-prefix=" " ns2:num-suffix=")" ns7:bullet-char="●" ns7:level="3" ns7:style-name="Bullet_20_Symbols">
        <ns2:list-level-properties ns7:min-label-width="0.25in" ns7:space-before="0.75in"/>
        <ns2:text-properties ns2:font-name="StarSymbol"/>
      </ns7:list-level-style-bullet>
      <ns7:list-level-style-bullet ns2:num-prefix=" " ns2:num-suffix=" " ns7:bullet-char="●" ns7:level="4" ns7:style-name="Bullet_20_Symbols">
        <ns2:list-level-properties ns7:min-label-width="0.25in" ns7:space-before="1in"/>
        <ns2:text-properties ns2:font-name="StarSymbol"/>
      </ns7:list-level-style-bullet>
      <ns7:list-level-style-bullet ns2:num-prefix=" " ns2:num-suffix=" " ns7:bullet-char="●" ns7:level="5" ns7:style-name="Bullet_20_Symbols">
        <ns2:list-level-properties ns7:min-label-width="0.25in" ns7:space-before="1.25in"/>
        <ns2:text-properties ns2:font-name="StarSymbol"/>
      </ns7:list-level-style-bullet>
      <ns7:list-level-style-bullet ns2:num-prefix=" " ns2:num-suffix=" " ns7:bullet-char="●" ns7:level="6" ns7:style-name="Bullet_20_Symbols">
        <ns2:list-level-properties ns7:min-label-width="0.25in" ns7:space-before="1.5in"/>
        <ns2:text-properties ns2:font-name="StarSymbol"/>
      </ns7:list-level-style-bullet>
      <ns7:list-level-style-bullet ns2:num-prefix=" " ns2:num-suffix=" " ns7:bullet-char="●" ns7:level="7" ns7:style-name="Bullet_20_Symbols">
        <ns2:list-level-properties ns7:min-label-width="0.25in" ns7:space-before="1.75in"/>
        <ns2:text-properties ns2:font-name="StarSymbol"/>
      </ns7:list-level-style-bullet>
      <ns7:list-level-style-bullet ns2:num-prefix=" " ns2:num-suffix=" " ns7:bullet-char="●" ns7:level="8" ns7:style-name="Bullet_20_Symbols">
        <ns2:list-level-properties ns7:min-label-width="0.25in" ns7:space-before="2in"/>
        <ns2:text-properties ns2:font-name="StarSymbol"/>
      </ns7:list-level-style-bullet>
      <ns7:list-level-style-bullet ns2:num-prefix=" " ns2:num-suffix=" " ns7:bullet-char="●" ns7:level="9" ns7:style-name="Bullet_20_Symbols">
        <ns2:list-level-properties ns7:min-label-width="0.25in" ns7:space-before="2.25in"/>
        <ns2:text-properties ns2:font-name="StarSymbol"/>
      </ns7:list-level-style-bullet>
      <ns7:list-level-style-bullet ns2:num-prefix=" " ns2:num-suffix=" " ns7:bullet-char="●" ns7:level="10" ns7:style-name="Bullet_20_Symbols">
        <ns2:list-level-properties ns7:min-label-width="0.25in" ns7:space-before="2.5in"/>
        <ns2:text-properties ns2:font-name="StarSymbol"/>
      </ns7:list-level-style-bullet>
    </ns7:list-style>
    <ns7:list-style ns2:name="rststyle-blockquote-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blockquote-enumlist">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highlights-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highlights-enumlist">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epigraph-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epigraph-enumlist">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enumlist-arabic">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enumlist-loweralpha">
      <ns7:list-level-style-number ns2:num-format="a" ns2:num-suffix=")" ns7:level="1">
        <ns2:list-level-properties ns7:min-label-width="0.25in" ns7:space-before="0.25in"/>
      </ns7:list-level-style-number>
      <ns7:list-level-style-number ns2:num-format="a" ns2:num-suffix=")" ns7:level="2">
        <ns2:list-level-properties ns7:min-label-width="0.25in" ns7:space-before="0.5in"/>
      </ns7:list-level-style-number>
      <ns7:list-level-style-number ns2:num-format="a" ns2:num-suffix=")" ns7:level="3">
        <ns2:list-level-properties ns7:min-label-width="0.25in" ns7:space-before="0.75in"/>
      </ns7:list-level-style-number>
      <ns7:list-level-style-number ns2:num-format="a" ns2:num-suffix=")" ns7:level="4">
        <ns2:list-level-properties ns7:min-label-width="0.25in" ns7:space-before="1in"/>
      </ns7:list-level-style-number>
      <ns7:list-level-style-number ns2:num-format="a" ns2:num-suffix=")" ns7:level="5">
        <ns2:list-level-properties ns7:min-label-width="0.25in" ns7:space-before="1.25in"/>
      </ns7:list-level-style-number>
      <ns7:list-level-style-number ns2:num-format="a" ns2:num-suffix=")" ns7:level="6">
        <ns2:list-level-properties ns7:min-label-width="0.25in" ns7:space-before="1.5in"/>
      </ns7:list-level-style-number>
      <ns7:list-level-style-number ns2:num-format="a" ns2:num-suffix=")" ns7:level="7">
        <ns2:list-level-properties ns7:min-label-width="0.25in" ns7:space-before="1.75in"/>
      </ns7:list-level-style-number>
      <ns7:list-level-style-number ns2:num-format="a" ns2:num-suffix=")" ns7:level="8">
        <ns2:list-level-properties ns7:min-label-width="0.25in" ns7:space-before="2in"/>
      </ns7:list-level-style-number>
      <ns7:list-level-style-number ns2:num-format="a" ns2:num-suffix=")" ns7:level="9">
        <ns2:list-level-properties ns7:min-label-width="0.25in" ns7:space-before="2.25in"/>
      </ns7:list-level-style-number>
      <ns7:list-level-style-number ns2:num-format="a" ns2:num-suffix=")" ns7:level="10">
        <ns2:list-level-properties ns7:min-label-width="0.25in" ns7:space-before="2.5in"/>
      </ns7:list-level-style-number>
    </ns7:list-style>
    <ns7:list-style ns2:name="rststyle-enumlist-lowerroman">
      <ns7:list-level-style-number ns2:num-format="i" ns2:num-suffix="." ns7:level="1">
        <ns2:list-level-properties ns7:min-label-width="0.25in" ns7:space-before="0.25in"/>
      </ns7:list-level-style-number>
      <ns7:list-level-style-number ns2:num-format="i" ns2:num-suffix="." ns7:level="2">
        <ns2:list-level-properties ns7:min-label-width="0.25in" ns7:space-before="0.5in"/>
      </ns7:list-level-style-number>
      <ns7:list-level-style-number ns2:num-format="i" ns2:num-suffix="." ns7:level="3">
        <ns2:list-level-properties ns7:min-label-width="0.25in" ns7:space-before="0.75in"/>
      </ns7:list-level-style-number>
      <ns7:list-level-style-number ns2:num-format="i" ns2:num-suffix="." ns7:level="4">
        <ns2:list-level-properties ns7:min-label-width="0.25in" ns7:space-before="1in"/>
      </ns7:list-level-style-number>
      <ns7:list-level-style-number ns2:num-format="i" ns2:num-suffix="." ns7:level="5">
        <ns2:list-level-properties ns7:min-label-width="0.25in" ns7:space-before="1.25in"/>
      </ns7:list-level-style-number>
      <ns7:list-level-style-number ns2:num-format="i" ns2:num-suffix="." ns7:level="6">
        <ns2:list-level-properties ns7:min-label-width="0.25in" ns7:space-before="1.5in"/>
      </ns7:list-level-style-number>
      <ns7:list-level-style-number ns2:num-format="i" ns2:num-suffix="." ns7:level="7">
        <ns2:list-level-properties ns7:min-label-width="0.25in" ns7:space-before="1.75in"/>
      </ns7:list-level-style-number>
      <ns7:list-level-style-number ns2:num-format="i" ns2:num-suffix="." ns7:level="8">
        <ns2:list-level-properties ns7:min-label-width="0.25in" ns7:space-before="2in"/>
      </ns7:list-level-style-number>
      <ns7:list-level-style-number ns2:num-format="i" ns2:num-suffix="." ns7:level="9">
        <ns2:list-level-properties ns7:min-label-width="0.25in" ns7:space-before="2.25in"/>
      </ns7:list-level-style-number>
      <ns7:list-level-style-number ns2:num-format="i" ns2:num-suffix="." ns7:level="10">
        <ns2:list-level-properties ns7:min-label-width="0.25in" ns7:space-before="2.5in"/>
      </ns7:list-level-style-number>
    </ns7:list-style>
    <ns7:list-style ns2:name="rststyle-enumlist-upperalpha">
      <ns7:list-level-style-number ns2:num-format="A" ns2:num-suffix=")" ns7:level="1">
        <ns2:list-level-properties ns7:min-label-width="0.25in" ns7:space-before="0.25in"/>
      </ns7:list-level-style-number>
      <ns7:list-level-style-number ns2:num-format="A" ns2:num-suffix=")" ns7:level="2">
        <ns2:list-level-properties ns7:min-label-width="0.25in" ns7:space-before="0.5in"/>
      </ns7:list-level-style-number>
      <ns7:list-level-style-number ns2:num-format="A" ns2:num-suffix=")" ns7:level="3">
        <ns2:list-level-properties ns7:min-label-width="0.25in" ns7:space-before="0.75in"/>
      </ns7:list-level-style-number>
      <ns7:list-level-style-number ns2:num-format="A" ns2:num-suffix=")" ns7:level="4">
        <ns2:list-level-properties ns7:min-label-width="0.25in" ns7:space-before="1in"/>
      </ns7:list-level-style-number>
      <ns7:list-level-style-number ns2:num-format="A" ns2:num-suffix=")" ns7:level="5">
        <ns2:list-level-properties ns7:min-label-width="0.25in" ns7:space-before="1.25in"/>
      </ns7:list-level-style-number>
      <ns7:list-level-style-number ns2:num-format="A" ns2:num-suffix=")" ns7:level="6">
        <ns2:list-level-properties ns7:min-label-width="0.25in" ns7:space-before="1.5in"/>
      </ns7:list-level-style-number>
      <ns7:list-level-style-number ns2:num-format="A" ns2:num-suffix=")" ns7:level="7">
        <ns2:list-level-properties ns7:min-label-width="0.25in" ns7:space-before="1.75in"/>
      </ns7:list-level-style-number>
      <ns7:list-level-style-number ns2:num-format="A" ns2:num-suffix=")" ns7:level="8">
        <ns2:list-level-properties ns7:min-label-width="0.25in" ns7:space-before="2in"/>
      </ns7:list-level-style-number>
      <ns7:list-level-style-number ns2:num-format="A" ns2:num-suffix=")" ns7:level="9">
        <ns2:list-level-properties ns7:min-label-width="0.25in" ns7:space-before="2.25in"/>
      </ns7:list-level-style-number>
      <ns7:list-level-style-number ns2:num-format="A" ns2:num-suffix=")" ns7:level="10">
        <ns2:list-level-properties ns7:min-label-width="0.25in" ns7:space-before="2.5in"/>
      </ns7:list-level-style-number>
    </ns7:list-style>
    <ns7:list-style ns2:name="rststyle-enumlist-upperroman">
      <ns7:list-level-style-number ns2:num-format="I" ns2:num-suffix="." ns7:level="1">
        <ns2:list-level-properties ns7:min-label-width="0.25in" ns7:space-before="0.25in"/>
      </ns7:list-level-style-number>
      <ns7:list-level-style-number ns2:num-format="I" ns2:num-suffix="." ns7:level="2">
        <ns2:list-level-properties ns7:min-label-width="0.25in" ns7:space-before="0.5in"/>
      </ns7:list-level-style-number>
      <ns7:list-level-style-number ns2:num-format="I" ns2:num-suffix="." ns7:level="3">
        <ns2:list-level-properties ns7:min-label-width="0.25in" ns7:space-before="0.75in"/>
      </ns7:list-level-style-number>
      <ns7:list-level-style-number ns2:num-format="I" ns2:num-suffix="." ns7:level="4">
        <ns2:list-level-properties ns7:min-label-width="0.25in" ns7:space-before="1in"/>
      </ns7:list-level-style-number>
      <ns7:list-level-style-number ns2:num-format="I" ns2:num-suffix="." ns7:level="5">
        <ns2:list-level-properties ns7:min-label-width="0.25in" ns7:space-before="1.25in"/>
      </ns7:list-level-style-number>
      <ns7:list-level-style-number ns2:num-format="I" ns2:num-suffix="." ns7:level="6">
        <ns2:list-level-properties ns7:min-label-width="0.25in" ns7:space-before="1.5in"/>
      </ns7:list-level-style-number>
      <ns7:list-level-style-number ns2:num-format="I" ns2:num-suffix="." ns7:level="7">
        <ns2:list-level-properties ns7:min-label-width="0.25in" ns7:space-before="1.75in"/>
      </ns7:list-level-style-number>
      <ns7:list-level-style-number ns2:num-format="I" ns2:num-suffix="." ns7:level="8">
        <ns2:list-level-properties ns7:min-label-width="0.25in" ns7:space-before="2in"/>
      </ns7:list-level-style-number>
      <ns7:list-level-style-number ns2:num-format="I" ns2:num-suffix="." ns7:level="9">
        <ns2:list-level-properties ns7:min-label-width="0.25in" ns7:space-before="2.25in"/>
      </ns7:list-level-style-number>
      <ns7:list-level-style-number ns2:num-format="I" ns2:num-suffix="." ns7:level="10">
        <ns2:list-level-properties ns7:min-label-width="0.25in" ns7:space-before="2.5in"/>
      </ns7:list-level-style-number>
    </ns7:list-style>
    <ns7:notes-configuration ns2:num-format="1" ns7:footnotes-position="page" ns7:note-class="footnote" ns7:start-numbering-at="document" ns7:start-value="0"/>
    <ns7:notes-configuration ns2:num-format="i" ns7:note-class="endnote" ns7:start-value="0"/>
    <ns7:linenumbering-configuration ns2:num-format="1" ns7:increment="5" ns7:number-lines="false" ns7:number-position="left" ns7:offset="0.1965in"/>
  </ns0:styles>
  <ns0:automatic-styles>
    <ns2:style ns2:family="paragraph" ns2:name="MP1" ns2:parent-style-name="Footer">
      <ns2:paragraph-properties ns2:justify-single-word="false" ns5:text-align="center"/>
    </ns2:style>
    <ns2:style ns2:family="paragraph" ns2:name="MP2" ns2:parent-style-name="Header">
      <ns2:paragraph-properties ns2:justify-single-word="false" ns5:text-align="center"/>
    </ns2:style>
    <ns2:page-layout ns2:name="Mpm1">
      <ns2:page-layout-properties ns2:footnote-max-height="0in" ns2:num-format="1" ns2:print-orientation="portrait" ns2:writing-mode="lr-tb" ns5:margin-bottom="1in" ns5:margin-left="1.25in" ns5:margin-right="1.25in" ns5:margin-top="1in" ns5:page-height="11in" ns5:page-width="8.5in">
        <ns2:footnote-sep ns2:adjustment="left" ns2:color="#000000" ns2:distance-after-sep="0.0398in" ns2:distance-before-sep="0.0398in" ns2:rel-width="25%" ns2:width="0.0071in"/>
      </ns2:page-layout-properties>
      <ns2:header-style/>
      <ns2:footer-style/>
    </ns2:page-layout>
    <ns2:page-layout ns2:name="Mpm2">
      <ns2:page-layout-properties ns2:footnote-max-height="0in" ns2:num-format="1" ns2:print-orientation="portrait" ns2:writing-mode="lr-tb" ns5:margin-bottom="1in" ns5:margin-left="1.25in" ns5:margin-right="1.25in" ns5:margin-top="1in" ns5:page-height="11in" ns5:page-width="8.5in">
        <ns2:footnote-sep ns2:adjustment="left" ns2:color="#000000" ns2:distance-after-sep="0.0398in" ns2:distance-before-sep="0.0398in" ns2:rel-width="25%" ns2:width="0.0071in"/>
      </ns2:page-layout-properties>
      <ns2:header-style/>
      <ns2:footer-style>
        <ns2:header-footer-properties ns5:margin-left="0in" ns5:margin-right="0in" ns5:margin-top="0.1965in" ns5:min-height="0in"/>
      </ns2:footer-style>
    </ns2:page-layout>
    <ns2:page-layout ns2:name="Mpm3">
      <ns2:page-layout-properties ns2:footnote-max-height="0in" ns2:num-format="1" ns2:print-orientation="portrait" ns2:writing-mode="lr-tb" ns5:margin-bottom="1in" ns5:margin-left="1.25in" ns5:margin-right="1.25in" ns5:margin-top="1in" ns5:page-height="11in" ns5:page-width="8.5in">
        <ns2:footnote-sep ns2:adjustment="left" ns2:color="#000000" ns2:distance-after-sep="0.0398in" ns2:distance-before-sep="0.0398in" ns2:rel-width="25%" ns2:width="0.0071in"/>
      </ns2:page-layout-properties>
      <ns2:header-style>
        <ns2:header-footer-properties ns5:margin-bottom="0.1965in" ns5:margin-left="0in" ns5:margin-right="0in" ns5:min-height="0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leander</meta:initial-creator>
    <meta:creation-date>2015-09-01T12:20:25</meta:creation-date>
    <dc:creator>leander</dc:creator>
    <dc:date>2015-09-01T12:20:25</dc:date>
    <dc:language>en-US</dc:language>
    <meta:editing-cycles>1</meta:editing-cycles>
    <meta:editing-duration>PT00M01S</meta:editing-duration>
    <dc:title>man page for test</dc:title>
  </office:meta>
</office:document-meta>
</file>